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cuts.union( Pointcut pc1 , Pointcut p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s.intersection( Pointcut pc1 , Pointcut p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erPointcu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erPointc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erPointc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s.matches( Pointcut pointcut , Method method , Class &lt; ? &gt; targetClass ,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terPointcu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erPointcut.matches( Method method , Class &lt; ?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erPointcut.matches( Method method ,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